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1.45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9.82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79764" calcext:value-type="float">
            <text:p>13,7797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12798" calcext:value-type="float">
            <text:p>14,0127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06634" calcext:value-type="float">
            <text:p>13,7066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19647" calcext:value-type="float">
            <text:p>12,9196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41147" calcext:value-type="float">
            <text:p>13,3411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393077" calcext:value-type="float">
            <text:p>13,3930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79234" calcext:value-type="float">
            <text:p>13,379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872182" calcext:value-type="float">
            <text:p>13,8721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68795" calcext:value-type="float">
            <text:p>13,9687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86583" calcext:value-type="float">
            <text:p>14,0865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436633" calcext:value-type="float">
            <text:p>14,4366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88407" calcext:value-type="float">
            <text:p>14,884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83625" calcext:value-type="float">
            <text:p>13,583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881587" calcext:value-type="float">
            <text:p>13,881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06532" calcext:value-type="float">
            <text:p>14,5065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850003" calcext:value-type="float">
            <text:p>14,850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102568" calcext:value-type="float">
            <text:p>15,1025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030166" calcext:value-type="float">
            <text:p>15,0301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030166" calcext:value-type="float">
            <text:p>15,0301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10596" calcext:value-type="float">
            <text:p>15,0105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010596" calcext:value-type="float">
            <text:p>15,0105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34874" calcext:value-type="float">
            <text:p>14,348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78175" calcext:value-type="float">
            <text:p>14,278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238286" calcext:value-type="float">
            <text:p>14,2382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061789" calcext:value-type="float">
            <text:p>14,0617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4749" calcext:value-type="float">
            <text:p>13,54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74937" calcext:value-type="float">
            <text:p>13,7749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884467" calcext:value-type="float">
            <text:p>13,884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84467" calcext:value-type="float">
            <text:p>13,884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948555" calcext:value-type="float">
            <text:p>13,948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967183" calcext:value-type="float">
            <text:p>13,967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480736" calcext:value-type="float">
            <text:p>13,480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65059" calcext:value-type="float">
            <text:p>13,650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553134" calcext:value-type="float">
            <text:p>13,5531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812105" calcext:value-type="float">
            <text:p>13,8121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812105" calcext:value-type="float">
            <text:p>13,8121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077621" calcext:value-type="float">
            <text:p>14,0776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077621" calcext:value-type="float">
            <text:p>14,0776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077621" calcext:value-type="float">
            <text:p>14,0776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206671" calcext:value-type="float">
            <text:p>14,2066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227025" calcext:value-type="float">
            <text:p>14,2270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421093" calcext:value-type="float">
            <text:p>14,4210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480452" calcext:value-type="float">
            <text:p>14,4804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221413" calcext:value-type="float">
            <text:p>14,221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221413" calcext:value-type="float">
            <text:p>14,221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221413" calcext:value-type="float">
            <text:p>14,221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240918" calcext:value-type="float">
            <text:p>14,240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240918" calcext:value-type="float">
            <text:p>14,240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007852" calcext:value-type="float">
            <text:p>14,0078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896555" calcext:value-type="float">
            <text:p>13,896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896555" calcext:value-type="float">
            <text:p>13,896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896555" calcext:value-type="float">
            <text:p>13,896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896555" calcext:value-type="float">
            <text:p>13,896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896555" calcext:value-type="float">
            <text:p>13,8965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630998" calcext:value-type="float">
            <text:p>13,6309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463008" calcext:value-type="float">
            <text:p>13,463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468509" calcext:value-type="float">
            <text:p>13,4685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44253" calcext:value-type="float">
            <text:p>13,442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44253" calcext:value-type="float">
            <text:p>13,442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766511" calcext:value-type="float">
            <text:p>13,766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403522" calcext:value-type="float">
            <text:p>13,4035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403522" calcext:value-type="float">
            <text:p>13,4035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403522" calcext:value-type="float">
            <text:p>13,4035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403522" calcext:value-type="float">
            <text:p>13,4035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578064" calcext:value-type="float">
            <text:p>13,578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78064" calcext:value-type="float">
            <text:p>13,578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78064" calcext:value-type="float">
            <text:p>13,578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421237" calcext:value-type="float">
            <text:p>13,4212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421237" calcext:value-type="float">
            <text:p>13,4212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421237" calcext:value-type="float">
            <text:p>13,4212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421237" calcext:value-type="float">
            <text:p>13,4212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875485" calcext:value-type="float">
            <text:p>12,8754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875485" calcext:value-type="float">
            <text:p>12,8754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798407" calcext:value-type="float">
            <text:p>12,798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798407" calcext:value-type="float">
            <text:p>12,798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798407" calcext:value-type="float">
            <text:p>12,798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798407" calcext:value-type="float">
            <text:p>12,798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812279" calcext:value-type="float">
            <text:p>12,8122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812279" calcext:value-type="float">
            <text:p>12,8122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799278" calcext:value-type="float">
            <text:p>12,7992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799278" calcext:value-type="float">
            <text:p>12,7992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799278" calcext:value-type="float">
            <text:p>12,7992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598727" calcext:value-type="float">
            <text:p>12,598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598727" calcext:value-type="float">
            <text:p>12,598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598727" calcext:value-type="float">
            <text:p>12,598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97852" calcext:value-type="float">
            <text:p>12,5978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597852" calcext:value-type="float">
            <text:p>12,5978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396428" calcext:value-type="float">
            <text:p>12,396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202363" calcext:value-type="float">
            <text:p>12,2023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228374" calcext:value-type="float">
            <text:p>12,228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176398" calcext:value-type="float">
            <text:p>12,1763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157854" calcext:value-type="float">
            <text:p>12,157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157854" calcext:value-type="float">
            <text:p>12,157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130989" calcext:value-type="float">
            <text:p>12,130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105007" calcext:value-type="float">
            <text:p>12,105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104986" calcext:value-type="float">
            <text:p>12,1049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143012" calcext:value-type="float">
            <text:p>12,143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039903" calcext:value-type="float">
            <text:p>12,03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98881" calcext:value-type="float">
            <text:p>11,988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98881" calcext:value-type="float">
            <text:p>11,988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98881" calcext:value-type="float">
            <text:p>11,988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034298" calcext:value-type="float">
            <text:p>12,0342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034298" calcext:value-type="float">
            <text:p>12,0342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034298" calcext:value-type="float">
            <text:p>12,0342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573822" calcext:value-type="float">
            <text:p>11,5738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683399" calcext:value-type="float">
            <text:p>11,6833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676061" calcext:value-type="float">
            <text:p>11,676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579468" calcext:value-type="float">
            <text:p>11,5794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579468" calcext:value-type="float">
            <text:p>11,5794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481136" calcext:value-type="float">
            <text:p>11,481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481136" calcext:value-type="float">
            <text:p>11,481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481136" calcext:value-type="float">
            <text:p>11,481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417023" calcext:value-type="float">
            <text:p>11,4170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417023" calcext:value-type="float">
            <text:p>11,4170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442147" calcext:value-type="float">
            <text:p>11,442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364175" calcext:value-type="float">
            <text:p>11,364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364175" calcext:value-type="float">
            <text:p>11,364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364175" calcext:value-type="float">
            <text:p>11,364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364175" calcext:value-type="float">
            <text:p>11,364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279726" calcext:value-type="float">
            <text:p>11,2797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279726" calcext:value-type="float">
            <text:p>11,2797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05145" calcext:value-type="float">
            <text:p>11,105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033687" calcext:value-type="float">
            <text:p>11,0336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033687" calcext:value-type="float">
            <text:p>11,0336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002175" calcext:value-type="float">
            <text:p>11,002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989172" calcext:value-type="float">
            <text:p>10,989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879618" calcext:value-type="float">
            <text:p>10,879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879618" calcext:value-type="float">
            <text:p>10,879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678175" calcext:value-type="float">
            <text:p>10,678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678175" calcext:value-type="float">
            <text:p>10,678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678175" calcext:value-type="float">
            <text:p>10,678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678175" calcext:value-type="float">
            <text:p>10,678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490617" calcext:value-type="float">
            <text:p>10,4906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490617" calcext:value-type="float">
            <text:p>10,4906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09117" calcext:value-type="float">
            <text:p>10,509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509117" calcext:value-type="float">
            <text:p>10,509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354011" calcext:value-type="float">
            <text:p>10,354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57437" calcext:value-type="float">
            <text:p>10,257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211073" calcext:value-type="float">
            <text:p>10,211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211073" calcext:value-type="float">
            <text:p>10,211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211073" calcext:value-type="float">
            <text:p>10,211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276925" calcext:value-type="float">
            <text:p>10,276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154355" calcext:value-type="float">
            <text:p>10,154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154355" calcext:value-type="float">
            <text:p>10,154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154355" calcext:value-type="float">
            <text:p>10,154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934309" calcext:value-type="float">
            <text:p>9,934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966799" calcext:value-type="float">
            <text:p>9,966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876692" calcext:value-type="float">
            <text:p>9,876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876692" calcext:value-type="float">
            <text:p>9,876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876692" calcext:value-type="float">
            <text:p>9,876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876692" calcext:value-type="float">
            <text:p>9,876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876692" calcext:value-type="float">
            <text:p>9,876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65578" calcext:value-type="float">
            <text:p>9,65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546208" calcext:value-type="float">
            <text:p>9,546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612159" calcext:value-type="float">
            <text:p>9,612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422755" calcext:value-type="float">
            <text:p>9,4227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209241" calcext:value-type="float">
            <text:p>9,209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177608" calcext:value-type="float">
            <text:p>9,177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066308" calcext:value-type="float">
            <text:p>9,0663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071964" calcext:value-type="float">
            <text:p>9,071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066379" calcext:value-type="float">
            <text:p>9,066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980994" calcext:value-type="float">
            <text:p>8,980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934606" calcext:value-type="float">
            <text:p>8,934606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6:11.3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6:17.284000000</dc:date>
    <meta:editing-duration>PT1M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13.779764">
                <text:p>13.779764</text:p>
                <draw:g>
                  <svg:desc>'cameraslog_5.log'.B2:'cameraslog_5.log'.B1001</svg:desc>
                </draw:g>
              </table:table-cell>
              <table:table-cell office:value-type="float" office:value="17">
                <text:p>17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12798">
                <text:p>14.0127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706634">
                <text:p>13.7066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919647">
                <text:p>12.9196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341147">
                <text:p>13.341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393077">
                <text:p>13.3930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379234">
                <text:p>13.379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872182">
                <text:p>13.8721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968795">
                <text:p>13.968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086583">
                <text:p>14.0865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436633">
                <text:p>14.4366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88407">
                <text:p>14.88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.583625">
                <text:p>13.583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881587">
                <text:p>13.881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506532">
                <text:p>14.5065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850003">
                <text:p>14.850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102568">
                <text:p>15.1025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030166">
                <text:p>15.030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030166">
                <text:p>15.030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010596">
                <text:p>15.0105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010596">
                <text:p>15.0105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34874">
                <text:p>14.348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278175">
                <text:p>14.278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238286">
                <text:p>14.2382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061789">
                <text:p>14.0617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54749">
                <text:p>13.547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774937">
                <text:p>13.7749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884467">
                <text:p>13.8844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884467">
                <text:p>13.8844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948555">
                <text:p>13.948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967183">
                <text:p>13.967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480736">
                <text:p>13.480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65059">
                <text:p>13.650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553134">
                <text:p>13.5531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.812105">
                <text:p>13.8121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.812105">
                <text:p>13.8121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077621">
                <text:p>14.0776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077621">
                <text:p>14.0776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077621">
                <text:p>14.0776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206671">
                <text:p>14.2066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227025">
                <text:p>14.2270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421093">
                <text:p>14.4210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480452">
                <text:p>14.4804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221413">
                <text:p>14.221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221413">
                <text:p>14.221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221413">
                <text:p>14.221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240918">
                <text:p>14.2409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240918">
                <text:p>14.2409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007852">
                <text:p>14.007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.896555">
                <text:p>13.896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896555">
                <text:p>13.896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.896555">
                <text:p>13.896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896555">
                <text:p>13.896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896555">
                <text:p>13.896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.630998">
                <text:p>13.6309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.463008">
                <text:p>13.4630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468509">
                <text:p>13.468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4253">
                <text:p>13.442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44253">
                <text:p>13.442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766511">
                <text:p>13.766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403522">
                <text:p>13.403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403522">
                <text:p>13.403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403522">
                <text:p>13.403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403522">
                <text:p>13.403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578064">
                <text:p>13.5780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578064">
                <text:p>13.5780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578064">
                <text:p>13.5780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421237">
                <text:p>13.421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421237">
                <text:p>13.421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421237">
                <text:p>13.421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421237">
                <text:p>13.421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875485">
                <text:p>12.875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875485">
                <text:p>12.875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798407">
                <text:p>12.798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798407">
                <text:p>12.798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798407">
                <text:p>12.798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798407">
                <text:p>12.798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812279">
                <text:p>12.812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812279">
                <text:p>12.812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799278">
                <text:p>12.7992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799278">
                <text:p>12.7992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799278">
                <text:p>12.7992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598727">
                <text:p>12.5987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598727">
                <text:p>12.5987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598727">
                <text:p>12.5987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597852">
                <text:p>12.597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597852">
                <text:p>12.597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.396428">
                <text:p>12.396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202363">
                <text:p>12.20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228374">
                <text:p>12.228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176398">
                <text:p>12.176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157854">
                <text:p>12.157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157854">
                <text:p>12.157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130989">
                <text:p>12.130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105007">
                <text:p>12.105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104986">
                <text:p>12.1049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143012">
                <text:p>12.143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039903">
                <text:p>12.03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.98881">
                <text:p>11.988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.98881">
                <text:p>11.988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.98881">
                <text:p>11.988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034298">
                <text:p>12.034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034298">
                <text:p>12.034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034298">
                <text:p>12.034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.573822">
                <text:p>11.573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.683399">
                <text:p>11.6833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.676061">
                <text:p>11.676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.579468">
                <text:p>11.5794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.579468">
                <text:p>11.5794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481136">
                <text:p>11.481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481136">
                <text:p>11.481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481136">
                <text:p>11.481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417023">
                <text:p>11.417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417023">
                <text:p>11.417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442147">
                <text:p>11.442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364175">
                <text:p>11.364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364175">
                <text:p>11.364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364175">
                <text:p>11.364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364175">
                <text:p>11.364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279726">
                <text:p>11.2797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279726">
                <text:p>11.2797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105145">
                <text:p>11.105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033687">
                <text:p>11.0336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033687">
                <text:p>11.0336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002175">
                <text:p>11.00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989172">
                <text:p>10.989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879618">
                <text:p>10.879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879618">
                <text:p>10.879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678175">
                <text:p>10.678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678175">
                <text:p>10.678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678175">
                <text:p>10.678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678175">
                <text:p>10.678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490617">
                <text:p>10.4906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490617">
                <text:p>10.4906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509117">
                <text:p>10.509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509117">
                <text:p>10.509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354011">
                <text:p>10.354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257437">
                <text:p>10.257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211073">
                <text:p>10.211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211073">
                <text:p>10.211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211073">
                <text:p>10.211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276925">
                <text:p>10.276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154355">
                <text:p>10.154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154355">
                <text:p>10.154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154355">
                <text:p>10.154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934309">
                <text:p>9.934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966799">
                <text:p>9.966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876692">
                <text:p>9.876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876692">
                <text:p>9.876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876692">
                <text:p>9.876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876692">
                <text:p>9.876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876692">
                <text:p>9.876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65578">
                <text:p>9.65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546208">
                <text:p>9.546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612159">
                <text:p>9.612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422755">
                <text:p>9.422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209241">
                <text:p>9.209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177608">
                <text:p>9.177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.066308">
                <text:p>9.066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071964">
                <text:p>9.071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066379">
                <text:p>9.066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8.980994">
                <text:p>8.980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.934606">
                <text:p>8.934606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